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Preformatted_20_Text">
      <style:paragraph-properties fo:margin-top="0cm" fo:margin-bottom="0.499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Quotations">In Linux i want to add a daemon that cannot be stopped and which monitors filesystem changes. If any changes would be detected it should write the path to the console where it was started + a newline.</text:p>
      <text:p text:style-name="Text_20_body">Daemons work in the background and (usually...) don't belong to a TTY that's why you can't use stdout/stderr in the way you probably want. Usually a syslog daemon (<text:span text:style-name="Emphasis">syslogd</text:span>) is used for logging messages to files (debug, error,...).</text:p>
      <text:p text:style-name="Text_20_body">Besides that, there are a few <text:span text:style-name="Emphasis">required steps</text:span> to daemonize a process.</text:p>
      <text:p text:style-name="Horizontal_20_Line"/>
      <text:p text:style-name="Text_20_body">If I remember correctly these steps are:</text:p>
      <text:list xml:id="list40880719646233323" text:style-name="L1">
        <text:list-item>
          <text:p text:style-name="P5"><text:span text:style-name="Strong_20_Emphasis">fork</text:span> off the parent process &amp; let it terminate if forking was successful. -&gt; Because the parent process has terminated, the child process now runs in the background. </text:p>
        </text:list-item>
        <text:list-item>
          <text:p text:style-name="P5"><text:span text:style-name="Strong_20_Emphasis">setsid</text:span> - Create a new session. The calling process becomes the leader of the new session and the process group leader of the new process group. The process is now detached from its controlling terminal (CTTY). </text:p>
        </text:list-item>
        <text:list-item>
          <text:p text:style-name="P5"><text:span text:style-name="Strong_20_Emphasis">Catch signals</text:span> - Ignore and/or handle signals. </text:p>
        </text:list-item>
        <text:list-item>
          <text:p text:style-name="P5"><text:span text:style-name="Strong_20_Emphasis">fork again</text:span> &amp; let the parent process terminate to ensure that you get rid of the session leading process. (Only session leaders may get a TTY again.) </text:p>
        </text:list-item>
        <text:list-item>
          <text:p text:style-name="P5"><text:span text:style-name="Strong_20_Emphasis">chdir</text:span> - Change the working directory of the daemon. </text:p>
        </text:list-item>
        <text:list-item>
          <text:p text:style-name="P5"><text:span text:style-name="Strong_20_Emphasis">umask</text:span> - Change the file mode mask according to the needs of the daemon. </text:p>
        </text:list-item>
        <text:list-item>
          <text:p text:style-name="P1"><text:span text:style-name="Strong_20_Emphasis">close</text:span> - Close all open file descriptors that may be inherited from the parent process. </text:p>
        </text:list-item>
      </text:list>
      <text:p text:style-name="Horizontal_20_Line"/>
      <text:p text:style-name="Text_20_body">To give you a starting point: Look at this skeleton code that shows the basic steps:</text:p>
      <text:p text:style-name="Preformatted_20_Text"><text:span text:style-name="Source_20_Text">/*</text:span></text:p>
      <text:p text:style-name="Preformatted_20_Text"><text:span text:style-name="Source_20_Text"><text:s/>* daemonize.c</text:span></text:p>
      <text:p text:style-name="Preformatted_20_Text"><text:span text:style-name="Source_20_Text"><text:s/>* This example daemonizes a process, writes a few log messages,</text:span></text:p>
      <text:p text:style-name="Preformatted_20_Text"><text:span text:style-name="Source_20_Text"><text:s/>* sleeps 20 seconds and terminates afterwards.</text:span></text:p>
      <text:p text:style-name="Preformatted_20_Text"><text:span text:style-name="Source_20_Text"><text:s/>*/</text:span></text:p>
      <text:p text:style-name="Preformatted_20_Text"/>
      <text:p text:style-name="Preformatted_20_Text"><text:span text:style-name="Source_20_Text">#include &lt;stdio.h&gt;</text:span></text:p>
      <text:p text:style-name="Preformatted_20_Text"><text:span text:style-name="Source_20_Text">#include &lt;stdlib.h&gt;</text:span></text:p>
      <text:p text:style-name="Preformatted_20_Text"><text:span text:style-name="Source_20_Text">#include &lt;unistd.h&gt;</text:span></text:p>
      <text:p text:style-name="Preformatted_20_Text"><text:span text:style-name="Source_20_Text">#include &lt;signal.h&gt;</text:span></text:p>
      <text:p text:style-name="Preformatted_20_Text"><text:span text:style-name="Source_20_Text">#include &lt;sys/types.h&gt;</text:span></text:p>
      <text:p text:style-name="Preformatted_20_Text"><text:span text:style-name="Source_20_Text">#include &lt;sys/stat.h&gt;</text:span></text:p>
      <text:p text:style-name="Preformatted_20_Text"><text:span text:style-name="Source_20_Text">#include &lt;syslog.h&gt;</text:span></text:p>
      <text:p text:style-name="Preformatted_20_Text"/>
      <text:p text:style-name="Preformatted_20_Text"><text:span text:style-name="Source_20_Text">static void skeleton_daemon()</text:span></text:p>
      <text:p text:style-name="Preformatted_20_Text"><text:span text:style-name="Source_20_Text">{</text:span></text:p>
      <text:p text:style-name="Preformatted_20_Text"><text:span text:style-name="Source_20_Text"><text:s text:c="4"/>pid_t pid;</text:span></text:p>
      <text:p text:style-name="Preformatted_20_Text"/>
      <text:p text:style-name="Preformatted_20_Text"><text:span text:style-name="Source_20_Text"><text:s text:c="4"/>/* Fork off the parent process */</text:span></text:p>
      <text:p text:style-name="Preformatted_20_Text"><text:span text:style-name="Source_20_Text"><text:s text:c="4"/>pid = fork();</text:span></text:p>
      <text:p text:style-name="Preformatted_20_Text"/>
      <text:p text:style-name="Preformatted_20_Text"><text:span text:style-name="Source_20_Text"><text:s text:c="4"/>/* An error occurred */</text:span></text:p>
      <text:p text:style-name="Preformatted_20_Text"><text:span text:style-name="Source_20_Text"><text:s text:c="4"/>if (pid &lt; 0)</text:span></text:p>
      <text:p text:style-name="Preformatted_20_Text"><text:span text:style-name="Source_20_Text"><text:s text:c="8"/>exit(EXIT_FAILURE);</text:span></text:p>
      <text:p text:style-name="Preformatted_20_Text"/>
      <text:p text:style-name="Preformatted_20_Text"><text:span text:style-name="Source_20_Text"><text:s text:c="4"/>/* Success: Let the parent terminate */</text:span></text:p>
      <text:p text:style-name="Preformatted_20_Text"><text:soft-page-break/><text:span text:style-name="Source_20_Text"><text:s text:c="4"/>if (pid &gt; 0)</text:span></text:p>
      <text:p text:style-name="Preformatted_20_Text"><text:span text:style-name="Source_20_Text"><text:s text:c="8"/>exit(EXIT_SUCCESS);</text:span></text:p>
      <text:p text:style-name="Preformatted_20_Text"/>
      <text:p text:style-name="Preformatted_20_Text"><text:span text:style-name="Source_20_Text"><text:s text:c="4"/>/* On success: The child process becomes session leader */</text:span></text:p>
      <text:p text:style-name="Preformatted_20_Text"><text:span text:style-name="Source_20_Text"><text:s text:c="4"/>if (setsid() &lt; 0)</text:span></text:p>
      <text:p text:style-name="Preformatted_20_Text"><text:span text:style-name="Source_20_Text"><text:s text:c="8"/>exit(EXIT_FAILURE);</text:span></text:p>
      <text:p text:style-name="Preformatted_20_Text"/>
      <text:p text:style-name="Preformatted_20_Text"><text:span text:style-name="Source_20_Text"><text:s text:c="4"/>/* Catch, ignore and handle signals */</text:span></text:p>
      <text:p text:style-name="Preformatted_20_Text"><text:span text:style-name="Source_20_Text"><text:s text:c="4"/>//TODO: Implement a working signal handler */</text:span></text:p>
      <text:p text:style-name="Preformatted_20_Text"><text:span text:style-name="Source_20_Text"><text:s text:c="4"/>signal(SIGCHLD, SIG_IGN);</text:span></text:p>
      <text:p text:style-name="Preformatted_20_Text"><text:span text:style-name="Source_20_Text"><text:s text:c="4"/>signal(SIGHUP, SIG_IGN);</text:span></text:p>
      <text:p text:style-name="Preformatted_20_Text"/>
      <text:p text:style-name="Preformatted_20_Text"><text:span text:style-name="Source_20_Text"><text:s text:c="4"/>/* Fork off for the second time*/</text:span></text:p>
      <text:p text:style-name="Preformatted_20_Text"><text:span text:style-name="Source_20_Text"><text:s text:c="4"/>pid = fork();</text:span></text:p>
      <text:p text:style-name="Preformatted_20_Text"/>
      <text:p text:style-name="Preformatted_20_Text"><text:span text:style-name="Source_20_Text"><text:s text:c="4"/>/* An error occurred */</text:span></text:p>
      <text:p text:style-name="Preformatted_20_Text"><text:span text:style-name="Source_20_Text"><text:s text:c="4"/>if (pid &lt; 0)</text:span></text:p>
      <text:p text:style-name="Preformatted_20_Text"><text:span text:style-name="Source_20_Text"><text:s text:c="8"/>exit(EXIT_FAILURE);</text:span></text:p>
      <text:p text:style-name="Preformatted_20_Text"/>
      <text:p text:style-name="Preformatted_20_Text"><text:span text:style-name="Source_20_Text"><text:s text:c="4"/>/* Success: Let the parent terminate */</text:span></text:p>
      <text:p text:style-name="Preformatted_20_Text"><text:span text:style-name="Source_20_Text"><text:s text:c="4"/>if (pid &gt; 0)</text:span></text:p>
      <text:p text:style-name="Preformatted_20_Text"><text:span text:style-name="Source_20_Text"><text:s text:c="8"/>exit(EXIT_SUCCESS);</text:span></text:p>
      <text:p text:style-name="Preformatted_20_Text"/>
      <text:p text:style-name="Preformatted_20_Text"><text:span text:style-name="Source_20_Text"><text:s text:c="4"/>/* Set new file permissions */</text:span></text:p>
      <text:p text:style-name="Preformatted_20_Text"><text:span text:style-name="Source_20_Text"><text:s text:c="4"/>umask(0);</text:span></text:p>
      <text:p text:style-name="Preformatted_20_Text"/>
      <text:p text:style-name="Preformatted_20_Text"><text:span text:style-name="Source_20_Text"><text:s text:c="4"/>/* Change the working directory to the root directory */</text:span></text:p>
      <text:p text:style-name="Preformatted_20_Text"><text:span text:style-name="Source_20_Text"><text:s text:c="4"/>/* or another appropriated directory */</text:span></text:p>
      <text:p text:style-name="Preformatted_20_Text"><text:span text:style-name="Source_20_Text"><text:s text:c="4"/>chdir("/");</text:span></text:p>
      <text:p text:style-name="Preformatted_20_Text"/>
      <text:p text:style-name="Preformatted_20_Text"><text:span text:style-name="Source_20_Text"><text:s text:c="4"/>/* Close all open file descriptors */</text:span></text:p>
      <text:p text:style-name="Preformatted_20_Text"><text:span text:style-name="Source_20_Text"><text:s text:c="4"/>int x;</text:span></text:p>
      <text:p text:style-name="Preformatted_20_Text"><text:span text:style-name="Source_20_Text"><text:s text:c="4"/>for (x = sysconf(_SC_OPEN_MAX); x&gt;0; x--)</text:span></text:p>
      <text:p text:style-name="Preformatted_20_Text"><text:span text:style-name="Source_20_Text"><text:s text:c="4"/>{</text:span></text:p>
      <text:p text:style-name="Preformatted_20_Text"><text:span text:style-name="Source_20_Text"><text:s text:c="8"/>close (x);</text:span></text:p>
      <text:p text:style-name="Preformatted_20_Text"><text:span text:style-name="Source_20_Text"><text:s text:c="4"/>}</text:span></text:p>
      <text:p text:style-name="Preformatted_20_Text"/>
      <text:p text:style-name="Preformatted_20_Text"><text:span text:style-name="Source_20_Text"><text:s text:c="4"/>/* Open the log file */</text:span></text:p>
      <text:p text:style-name="Preformatted_20_Text"><text:span text:style-name="Source_20_Text"><text:s text:c="4"/>openlog ("firstdaemon", LOG_PID, LOG_DAEMON);</text:span></text:p>
      <text:p text:style-name="P9"><text:span text:style-name="Source_20_Text">}</text:span></text:p>
      <text:p text:style-name="Preformatted_20_Text"><text:span text:style-name="Source_20_Text">int main()</text:span></text:p>
      <text:p text:style-name="Preformatted_20_Text"><text:span text:style-name="Source_20_Text">{</text:span></text:p>
      <text:p text:style-name="Preformatted_20_Text"><text:span text:style-name="Source_20_Text"><text:s text:c="4"/>skeleton_daemon();</text:span></text:p>
      <text:p text:style-name="Preformatted_20_Text"/>
      <text:p text:style-name="Preformatted_20_Text"><text:span text:style-name="Source_20_Text"><text:s text:c="4"/>while (1)</text:span></text:p>
      <text:p text:style-name="Preformatted_20_Text"><text:span text:style-name="Source_20_Text"><text:s text:c="4"/>{</text:span></text:p>
      <text:p text:style-name="Preformatted_20_Text"><text:span text:style-name="Source_20_Text"><text:s text:c="8"/>//TODO: Insert daemon code here.</text:span></text:p>
      <text:p text:style-name="Preformatted_20_Text"><text:span text:style-name="Source_20_Text"><text:s text:c="8"/>syslog (LOG_NOTICE, "First daemon started.");</text:span></text:p>
      <text:p text:style-name="Preformatted_20_Text"><text:span text:style-name="Source_20_Text"><text:s text:c="8"/>sleep (20);</text:span></text:p>
      <text:p text:style-name="Preformatted_20_Text"><text:span text:style-name="Source_20_Text"><text:s text:c="8"/>break;</text:span></text:p>
      <text:p text:style-name="Preformatted_20_Text"><text:span text:style-name="Source_20_Text"><text:s text:c="4"/>}</text:span></text:p>
      <text:p text:style-name="Preformatted_20_Text"/>
      <text:p text:style-name="Preformatted_20_Text"><text:span text:style-name="Source_20_Text"><text:s text:c="4"/>syslog (LOG_NOTICE, "First daemon terminated.");</text:span></text:p>
      <text:p text:style-name="Preformatted_20_Text"><text:span text:style-name="Source_20_Text"><text:s text:c="4"/>closelog();</text:span></text:p>
      <text:p text:style-name="Preformatted_20_Text"/>
      <text:p text:style-name="Preformatted_20_Text"><text:span text:style-name="Source_20_Text"><text:s text:c="4"/>return EXIT_SUCCESS;</text:span></text:p>
      <text:p text:style-name="P9"><text:span text:style-name="Source_20_Text">}</text:span></text:p>
      <text:p text:style-name="Text_20_body"/>
      <text:list xml:id="list4046147734796002578" text:style-name="L2">
        <text:list-item>
          <text:p text:style-name="P6">Compile the code: <text:span text:style-name="Source_20_Text">gcc -o firstdaemon daemonize.c</text:span> </text:p>
        </text:list-item>
        <text:list-item>
          <text:p text:style-name="P6"><text:soft-page-break/>Start the daemon: <text:span text:style-name="Source_20_Text">./firstdaemon</text:span> </text:p>
        </text:list-item>
        <text:list-item>
          <text:p text:style-name="P2">Check if everything is working properly: <text:span text:style-name="Source_20_Text">ps -xj | grep firstdaemon</text:span></text:p>
        </text:list-item>
        <text:list-item>
          <text:p text:style-name="P2">The output should be similar to this one:</text:p>
        </text:list-item>
      </text:list>
      <text:p text:style-name="Preformatted_20_Text">+------+------+------+------+-----+-------+------+------+------+-----+</text:p>
      <text:p text:style-name="Preformatted_20_Text">| PPID | PID <text:s/>| PGID | SID <text:s/>| TTY | TPGID | STAT | UID <text:s/>| TIME | CMD |</text:p>
      <text:p text:style-name="Preformatted_20_Text">+------+------+------+------+-----+-------+------+------+------+-----+</text:p>
      <text:p text:style-name="Preformatted_20_Text">| <text:s text:c="3"/>1 | 3387 | 3386 | 3386 | ? <text:s text:c="2"/>| <text:s text:c="3"/>-1 | S <text:s text:c="3"/>| 1000 | 0:00 | ./ <text:s/>|</text:p>
      <text:p text:style-name="P9">+------+------+------+------+-----+-------+------+------+------+-----+</text:p>
      <text:p text:style-name="Text_20_body"><text:span text:style-name="Strong_20_Emphasis">What you should see here is:</text:span></text:p>
      <text:list xml:id="list6049576143342409812" text:style-name="L3">
        <text:list-item>
          <text:p text:style-name="P7">The daemon has no controlling terminal (<text:span text:style-name="Strong_20_Emphasis">TTY = ?</text:span>) </text:p>
        </text:list-item>
        <text:list-item>
          <text:p text:style-name="P7">The parent process ID (<text:span text:style-name="Strong_20_Emphasis">PPID</text:span>) is <text:span text:style-name="Strong_20_Emphasis">1</text:span> (The init process) </text:p>
        </text:list-item>
        <text:list-item>
          <text:p text:style-name="P7">The <text:span text:style-name="Strong_20_Emphasis">PID != SID</text:span> which means that our process is NOT the session leader<text:line-break/>(because of the second fork()) </text:p>
        </text:list-item>
        <text:list-item>
          <text:p text:style-name="P3">Because PID != SID our process <text:span text:style-name="Strong_20_Emphasis">can't take control of a TTY again</text:span> </text:p>
        </text:list-item>
      </text:list>
      <text:p text:style-name="Text_20_body"><text:span text:style-name="Strong_20_Emphasis">Reading the syslog:</text:span></text:p>
      <text:list xml:id="list8124835621929880730" text:style-name="L4">
        <text:list-item>
          <text:p text:style-name="P8">Locate your syslog file. Mine is here: <text:span text:style-name="Source_20_Text">/var/log/syslog</text:span> </text:p>
        </text:list-item>
        <text:list-item>
          <text:p text:style-name="P4">Do a: <text:span text:style-name="Source_20_Text">grep firstdaemon /var/log/syslog</text:span></text:p>
        </text:list-item>
        <text:list-item>
          <text:p text:style-name="P4">The output should be similar to this one:</text:p>
        </text:list-item>
      </text:list>
      <text:p text:style-name="Preformatted_20_Text"><text:s text:c="2"/>firstdaemon[3387]: First daemon started.</text:p>
      <text:p text:style-name="P9"><text:s text:c="2"/>firstdaemon[3387]: First daemon terminated.</text:p>
      <text:p text:style-name="Text_20_body"><text:line-break/><text:span text:style-name="Strong_20_Emphasis">A note:</text:span> In reality you would also want to implement a signal handler and set up the logging properly (Files, log level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7T17:11:12.362221791</meta:creation-date>
    <dc:date>2016-02-07T17:11:32.789475128</dc:date>
    <meta:editing-duration>PT20S</meta:editing-duration>
    <meta:editing-cycles>1</meta:editing-cycles>
    <meta:document-statistic meta:table-count="0" meta:image-count="0" meta:object-count="0" meta:page-count="3" meta:paragraph-count="99" meta:word-count="705" meta:character-count="4250" meta:non-whitespace-character-count="3423"/>
    <meta:generator>LibreOffice/5.0.5.1$Linux_X86_64 LibreOffice_project/00m0$Build-1</meta:generator>
  </office:meta>
</office:document-meta>
</file>